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ize="10pt" officeooo:rsid="0421ab6a" officeooo:paragraph-rsid="0423fe33" style:font-size-asian="10pt" style:font-size-complex="10pt"/>
    </style:style>
    <style:style style:name="P4" style:family="paragraph" style:parent-style-name="Text_20_body">
      <style:text-properties style:font-name="David CLM" officeooo:rsid="03cef24e" officeooo:paragraph-rsid="03cef24e" style:font-name-complex="David CLM"/>
    </style:style>
    <style:style style:name="P5" style:family="paragraph" style:parent-style-name="Text_20_body">
      <style:text-properties style:font-name="David CLM" officeooo:rsid="03d5b0c9" officeooo:paragraph-rsid="03d5b0c9" style:font-name-complex="David CLM"/>
    </style:style>
    <style:style style:name="P6" style:family="paragraph" style:parent-style-name="Text_20_body">
      <style:text-properties style:font-name="David CLM" officeooo:rsid="03e95b2d" officeooo:paragraph-rsid="03e95b2d" style:font-name-complex="David CLM"/>
    </style:style>
    <style:style style:name="P7" style:family="paragraph" style:parent-style-name="Text_20_body">
      <style:text-properties style:font-name="David CLM" officeooo:rsid="03d9e51c" officeooo:paragraph-rsid="03d9e51c" style:font-name-complex="David CLM"/>
    </style:style>
    <style:style style:name="P8" style:family="paragraph" style:parent-style-name="Text_20_body">
      <style:text-properties style:font-name="David CLM" officeooo:rsid="03de516c" officeooo:paragraph-rsid="03dec234" style:font-name-complex="David CLM"/>
    </style:style>
    <style:style style:name="P9" style:family="paragraph" style:parent-style-name="Text_20_body">
      <style:text-properties style:font-name="David CLM" officeooo:rsid="03dbf5ec" officeooo:paragraph-rsid="03dec234" style:font-name-complex="David CLM"/>
    </style:style>
    <style:style style:name="P10" style:family="paragraph" style:parent-style-name="Text_20_body">
      <style:text-properties style:font-name="David CLM" officeooo:rsid="03e0f9b8" officeooo:paragraph-rsid="041ee952" style:font-name-complex="David CLM"/>
    </style:style>
    <style:style style:name="P11" style:family="paragraph" style:parent-style-name="Text_20_body">
      <style:text-properties style:font-name="David CLM" officeooo:rsid="03e0f9b8" officeooo:paragraph-rsid="042257ad" style:font-name-complex="David CLM"/>
    </style:style>
    <style:style style:name="P12" style:family="paragraph" style:parent-style-name="Text_20_body">
      <style:text-properties style:font-name="David CLM" officeooo:rsid="03e8f913" officeooo:paragraph-rsid="03eb0a9e" style:font-name-complex="David CLM"/>
    </style:style>
    <style:style style:name="P13" style:family="paragraph" style:parent-style-name="Text_20_body">
      <style:text-properties style:font-name="David CLM" officeooo:rsid="03f795a0" officeooo:paragraph-rsid="03f795a0" style:font-name-complex="David CLM"/>
    </style:style>
    <style:style style:name="P14" style:family="paragraph" style:parent-style-name="Text_20_body">
      <style:text-properties style:font-name="David CLM" officeooo:rsid="03f9f5ef" officeooo:paragraph-rsid="0438cb8c" style:font-name-complex="David CLM"/>
    </style:style>
    <style:style style:name="P15" style:family="paragraph" style:parent-style-name="Text_20_body">
      <style:text-properties style:font-name="David CLM" officeooo:rsid="03f9f5ef" officeooo:paragraph-rsid="0463f0ef" style:font-name-complex="David CLM"/>
    </style:style>
    <style:style style:name="P16" style:family="paragraph" style:parent-style-name="Text_20_body">
      <style:text-properties style:font-name="David CLM" officeooo:rsid="0451dc0a" officeooo:paragraph-rsid="0451dc0a" style:font-name-complex="David CLM"/>
    </style:style>
    <style:style style:name="P17" style:family="paragraph" style:parent-style-name="Text_20_body">
      <style:text-properties style:font-name="David CLM" officeooo:rsid="0451dc0a" officeooo:paragraph-rsid="0485805d" style:font-name-complex="David CLM"/>
    </style:style>
    <style:style style:name="P18" style:family="paragraph" style:parent-style-name="Text_20_body">
      <style:text-properties style:font-name="David CLM" officeooo:rsid="02d00e5f" officeooo:paragraph-rsid="032aa1da" style:font-name-complex="David CLM"/>
    </style:style>
    <style:style style:name="P19" style:family="paragraph" style:parent-style-name="Text_20_body">
      <style:text-properties style:font-name="David CLM" officeooo:rsid="0485805d" officeooo:paragraph-rsid="048c6a44" style:font-name-complex="David CLM"/>
    </style:style>
    <style:style style:name="P20" style:family="paragraph" style:parent-style-name="Text_20_body">
      <style:text-properties style:font-name="David CLM" officeooo:rsid="048764be" officeooo:paragraph-rsid="048764be" style:font-name-complex="David CLM"/>
    </style:style>
    <style:style style:name="P21"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2" style:family="paragraph" style:parent-style-name="Text_20_body">
      <style:text-properties officeooo:paragraph-rsid="046f208a"/>
    </style:style>
    <style:style style:name="P23"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24" style:family="paragraph" style:parent-style-name="Text_20_body">
      <style:paragraph-properties fo:text-align="end" style:justify-single-word="false" style:writing-mode="rl-tb"/>
      <style:text-properties style:font-name="David CLM" officeooo:rsid="0452b626" officeooo:paragraph-rsid="045c373e" style:font-name-complex="David CLM"/>
    </style:style>
    <style:style style:name="P25" style:family="paragraph" style:parent-style-name="Text_20_body">
      <style:paragraph-properties fo:text-align="end" style:justify-single-word="false" style:writing-mode="rl-tb"/>
      <style:text-properties style:font-name="David CLM" officeooo:rsid="04602a4b" officeooo:paragraph-rsid="04602a4b" style:font-name-complex="David CLM"/>
    </style:style>
    <style:style style:name="P26"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7" style:family="paragraph" style:parent-style-name="Text_20_body">
      <style:paragraph-properties fo:text-align="end" style:justify-single-word="false" style:writing-mode="rl-tb"/>
      <style:text-properties style:font-name="David CLM" officeooo:rsid="045c373e" officeooo:paragraph-rsid="04c0d0a7" style:font-name-complex="David CLM"/>
    </style:style>
    <style:style style:name="P28" style:family="paragraph" style:parent-style-name="Text_20_body">
      <style:paragraph-properties fo:text-align="end" style:justify-single-word="false" style:writing-mode="rl-tb"/>
      <style:text-properties style:font-name="David CLM" officeooo:rsid="04ed9045" officeooo:paragraph-rsid="04f7db04" style:font-name-complex="David CLM"/>
    </style:style>
    <style:style style:name="P29" style:family="paragraph" style:parent-style-name="Text_20_body">
      <style:paragraph-properties fo:text-align="end" style:justify-single-word="false" style:writing-mode="rl-tb"/>
      <style:text-properties style:text-line-through-style="solid" style:text-line-through-type="single" style:font-name="David CLM" officeooo:rsid="0479e37c" officeooo:paragraph-rsid="04ae617b" style:font-name-complex="David CLM"/>
    </style:style>
    <style:style style:name="P30" style:family="paragraph" style:parent-style-name="Text_20_body">
      <style:paragraph-properties fo:text-align="end" style:justify-single-word="false" style:writing-mode="rl-tb"/>
      <style:text-properties style:text-line-through-style="solid" style:text-line-through-type="single" style:font-name="David CLM" officeooo:rsid="04acd239" officeooo:paragraph-rsid="04acd239" style:font-name-complex="David CLM"/>
    </style:style>
    <style:style style:name="P31" style:family="paragraph" style:parent-style-name="Text_20_body">
      <style:paragraph-properties fo:text-align="end" style:justify-single-word="false" style:writing-mode="rl-tb"/>
      <style:text-properties style:text-line-through-style="solid" style:text-line-through-type="single" style:font-name="David CLM" fo:font-style="normal" officeooo:rsid="04924b22" officeooo:paragraph-rsid="0479e37c" style:font-style-asian="normal" style:font-name-complex="David CLM" style:font-style-complex="normal"/>
    </style:style>
    <style:style style:name="P32" style:family="paragraph" style:parent-style-name="Text_20_body">
      <style:paragraph-properties fo:text-align="end" style:justify-single-word="false" style:writing-mode="rl-tb"/>
      <style:text-properties style:text-line-through-style="solid" style:text-line-through-type="single" officeooo:rsid="04fe5908" officeooo:paragraph-rsid="04fffbff"/>
    </style:style>
    <style:style style:name="P33"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4"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35"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36"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37"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38"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39"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40"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41"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42"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43"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4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style:font-name-complex="David CLM"/>
    </style:style>
    <style:style style:name="P4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fo:font-size="32pt" style:font-size-asian="32pt" style:font-name-complex="David CLM"/>
    </style:style>
    <style:style style:name="P46"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47"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48"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49" style:family="paragraph" style:parent-style-name="Heading_20_2">
      <style:text-properties officeooo:paragraph-rsid="0463f0ef"/>
    </style:style>
    <style:style style:name="P50" style:family="paragraph" style:parent-style-name="Heading_20_2">
      <style:text-properties officeooo:paragraph-rsid="0485805d"/>
    </style:style>
    <style:style style:name="P51" style:family="paragraph" style:parent-style-name="Heading_20_2">
      <style:text-properties officeooo:rsid="0485805d" officeooo:paragraph-rsid="0485805d"/>
    </style:style>
    <style:style style:name="P52" style:family="paragraph" style:parent-style-name="Text_20_body" style:list-style-name="L1">
      <style:text-properties style:font-name="David CLM" officeooo:rsid="03cf9f91" officeooo:paragraph-rsid="03cf9f91" style:font-name-complex="David CLM"/>
    </style:style>
    <style:style style:name="P53" style:family="paragraph" style:parent-style-name="Text_20_body" style:list-style-name="L2">
      <style:text-properties style:font-name="David CLM" officeooo:paragraph-rsid="03eb0a9e" style:font-name-complex="David CLM"/>
    </style:style>
    <style:style style:name="P54" style:family="paragraph" style:parent-style-name="Text_20_body" style:list-style-name="L2">
      <style:text-properties style:font-name="David CLM" officeooo:rsid="03ef3c7f" officeooo:paragraph-rsid="03ef3c7f" style:font-name-complex="David CLM"/>
    </style:style>
    <style:style style:name="P55" style:family="paragraph" style:parent-style-name="Text_20_body" style:list-style-name="L6">
      <style:text-properties style:font-name="David CLM" officeooo:rsid="034a79d0" officeooo:paragraph-rsid="034d7f0d" style:font-name-complex="David CLM"/>
    </style:style>
    <style:style style:name="P56" style:family="paragraph" style:parent-style-name="Text_20_body" style:list-style-name="L6">
      <style:text-properties style:font-name="David CLM" officeooo:rsid="03991ea0" officeooo:paragraph-rsid="03991ea0" style:font-name-complex="David CLM"/>
    </style:style>
    <style:style style:name="P57" style:family="paragraph" style:parent-style-name="Text_20_body" style:list-style-name="L6">
      <style:text-properties style:font-name="David CLM" officeooo:rsid="04526096" officeooo:paragraph-rsid="04526096" style:font-name-complex="David CLM"/>
    </style:style>
    <style:style style:name="P58" style:family="paragraph" style:parent-style-name="Text_20_body" style:list-style-name="L4">
      <style:paragraph-properties fo:text-align="end" style:justify-single-word="false" style:writing-mode="rl-tb"/>
      <style:text-properties officeooo:paragraph-rsid="04f7db04"/>
    </style:style>
    <style:style style:name="P59" style:family="paragraph" style:parent-style-name="Text_20_body" style:list-style-name="L4">
      <style:paragraph-properties fo:text-align="end" style:justify-single-word="false" style:writing-mode="rl-tb"/>
      <style:text-properties officeooo:rsid="04f7db04" officeooo:paragraph-rsid="04f7db04"/>
    </style:style>
    <style:style style:name="P60" style:family="paragraph" style:parent-style-name="Text_20_body" style:list-style-name="L5">
      <style:paragraph-properties fo:text-align="end" style:justify-single-word="false" style:writing-mode="rl-tb"/>
      <style:text-properties style:text-line-through-style="solid" style:text-line-through-type="single" style:font-name="David CLM" officeooo:rsid="04b5aebd" officeooo:paragraph-rsid="04b5aebd" style:font-name-complex="David CLM"/>
    </style:style>
    <style:style style:name="P61" style:family="paragraph" style:parent-style-name="Text_20_body" style:list-style-name="L5">
      <style:paragraph-properties fo:text-align="end" style:justify-single-word="false" style:writing-mode="rl-tb"/>
      <style:text-properties style:text-line-through-style="solid" style:text-line-through-type="single" style:font-name="David CLM" officeooo:rsid="04ed377f" officeooo:paragraph-rsid="04ed377f" style:font-name-complex="David CLM"/>
    </style:style>
    <style:style style:name="P62" style:family="paragraph" style:parent-style-name="Text_20_body" style:list-style-name="L5">
      <style:paragraph-properties fo:text-align="end" style:justify-single-word="false" style:writing-mode="rl-tb"/>
      <style:text-properties style:text-line-through-style="solid" style:text-line-through-type="single" style:font-name="David CLM" officeooo:rsid="04c9703b" officeooo:paragraph-rsid="04d04330" style:font-name-complex="David CLM"/>
    </style:style>
    <style:style style:name="P63" style:family="paragraph" style:parent-style-name="Text_20_body" style:list-style-name="L5">
      <style:paragraph-properties fo:text-align="end" style:justify-single-word="false" style:writing-mode="rl-tb"/>
      <style:text-properties style:text-line-through-style="solid" style:text-line-through-type="single" style:font-name="David CLM" officeooo:rsid="04e0cb5b" officeooo:paragraph-rsid="04e0cb5b" style:font-name-complex="David CLM"/>
    </style:style>
    <style:style style:name="P64" style:family="paragraph" style:parent-style-name="Text_20_body" style:list-style-name="L5">
      <style:paragraph-properties fo:text-align="end" style:justify-single-word="false" style:writing-mode="rl-tb"/>
      <style:text-properties style:text-line-through-style="solid" style:text-line-through-type="single" style:font-name="David CLM" officeooo:rsid="04a83032" officeooo:paragraph-rsid="04a83032" style:font-name-complex="David CLM"/>
    </style:style>
    <style:style style:name="P65"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66" style:family="paragraph" style:parent-style-name="Text_20_body" style:list-style-name="L6">
      <style:paragraph-properties fo:text-align="start" style:justify-single-word="false" style:writing-mode="lr-tb"/>
      <style:text-properties officeooo:paragraph-rsid="0476338c"/>
    </style:style>
    <style:style style:name="P67"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68"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69"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70"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71"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72"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73"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74"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43bcac0"/>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bold" officeooo:rsid="050d9ed7"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39b5884" style:font-weight-asian="normal" style:font-weight-complex="normal"/>
    </style:style>
    <style:style style:name="T14" style:family="text">
      <style:text-properties fo:font-weight="normal" officeooo:rsid="039d214d" style:font-weight-asian="normal" style:font-weight-complex="normal"/>
    </style:style>
    <style:style style:name="T15" style:family="text">
      <style:text-properties fo:font-weight="normal" officeooo:rsid="039d49e1" style:font-weight-asian="normal" style:font-weight-complex="normal"/>
    </style:style>
    <style:style style:name="T16" style:family="text">
      <style:text-properties fo:font-weight="normal" officeooo:rsid="03a91d1e" style:font-weight-asian="normal" style:font-weight-complex="normal"/>
    </style:style>
    <style:style style:name="T17" style:family="text">
      <style:text-properties fo:font-weight="normal" officeooo:rsid="03aa109c" style:font-weight-asian="normal" style:font-weight-complex="normal"/>
    </style:style>
    <style:style style:name="T18" style:family="text">
      <style:text-properties fo:font-weight="normal" officeooo:rsid="03bb2cd0" style:font-weight-asian="normal" style:font-weight-complex="normal"/>
    </style:style>
    <style:style style:name="T19" style:family="text">
      <style:text-properties fo:font-weight="normal" officeooo:rsid="03c31f1c" style:font-weight-asian="normal" style:font-weight-complex="normal"/>
    </style:style>
    <style:style style:name="T20" style:family="text">
      <style:text-properties fo:font-weight="normal" officeooo:rsid="03e1a74c" style:font-weight-asian="normal" style:font-weight-complex="normal"/>
    </style:style>
    <style:style style:name="T21" style:family="text">
      <style:text-properties fo:font-weight="normal" officeooo:rsid="03eaf4ec" style:font-weight-asian="normal" style:font-weight-complex="normal"/>
    </style:style>
    <style:style style:name="T22" style:family="text">
      <style:text-properties fo:font-weight="normal" officeooo:rsid="03ebe990" style:font-weight-asian="normal" style:font-weight-complex="normal"/>
    </style:style>
    <style:style style:name="T23" style:family="text">
      <style:text-properties fo:font-weight="normal" officeooo:rsid="03ed3fcd" style:font-weight-asian="normal" style:font-weight-complex="normal"/>
    </style:style>
    <style:style style:name="T24" style:family="text">
      <style:text-properties fo:font-weight="normal" officeooo:rsid="03ef2760" style:font-weight-asian="normal" style:font-weight-complex="normal"/>
    </style:style>
    <style:style style:name="T25" style:family="text">
      <style:text-properties fo:font-weight="normal" officeooo:rsid="0407a8fe" style:font-weight-asian="normal" style:font-weight-complex="normal"/>
    </style:style>
    <style:style style:name="T26" style:family="text">
      <style:text-properties fo:font-weight="normal" officeooo:rsid="0407c322" style:font-weight-asian="normal" style:font-weight-complex="normal"/>
    </style:style>
    <style:style style:name="T27" style:family="text">
      <style:text-properties fo:font-weight="normal" officeooo:rsid="0422e2c2" style:font-weight-asian="normal" style:font-weight-complex="normal"/>
    </style:style>
    <style:style style:name="T28" style:family="text">
      <style:text-properties fo:font-weight="normal" officeooo:rsid="0436fb9e" style:font-weight-asian="normal" style:font-weight-complex="normal"/>
    </style:style>
    <style:style style:name="T29" style:family="text">
      <style:text-properties fo:font-weight="normal" officeooo:rsid="0438cb8c" style:font-weight-asian="normal" style:font-weight-complex="normal"/>
    </style:style>
    <style:style style:name="T30" style:family="text">
      <style:text-properties fo:font-weight="normal" officeooo:rsid="0440e2a4" style:font-weight-asian="normal" style:font-weight-complex="normal"/>
    </style:style>
    <style:style style:name="T31" style:family="text">
      <style:text-properties fo:font-weight="normal" officeooo:rsid="044768a8" style:font-weight-asian="normal" style:font-weight-complex="normal"/>
    </style:style>
    <style:style style:name="T32" style:family="text">
      <style:text-properties fo:font-weight="normal" officeooo:rsid="0450759c" style:font-weight-asian="normal" style:font-weight-complex="normal"/>
    </style:style>
    <style:style style:name="T33" style:family="text">
      <style:text-properties fo:font-weight="normal" officeooo:rsid="0463f0ef" style:font-weight-asian="normal" style:font-weight-complex="normal"/>
    </style:style>
    <style:style style:name="T34" style:family="text">
      <style:text-properties fo:font-weight="normal" officeooo:rsid="050d9ed7" style:font-weight-asian="normal" style:font-weight-complex="normal"/>
    </style:style>
    <style:style style:name="T35" style:family="text">
      <style:text-properties fo:font-weight="normal" officeooo:rsid="0516b5aa"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officeooo:rsid="047addd9" style:font-style-asian="italic" style:font-style-complex="italic"/>
    </style:style>
    <style:style style:name="T38" style:family="text">
      <style:text-properties fo:font-style="italic" officeooo:rsid="04fe5908"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officeooo:rsid="038992e2"/>
    </style:style>
    <style:style style:name="T41" style:family="text">
      <style:text-properties officeooo:rsid="038f7521"/>
    </style:style>
    <style:style style:name="T42" style:family="text">
      <style:text-properties officeooo:rsid="03964b0c"/>
    </style:style>
    <style:style style:name="T43" style:family="text">
      <style:text-properties officeooo:rsid="039d49e1"/>
    </style:style>
    <style:style style:name="T44" style:family="text">
      <style:text-properties officeooo:rsid="03ad70a7"/>
    </style:style>
    <style:style style:name="T45" style:family="text">
      <style:text-properties officeooo:rsid="03b73bf5"/>
    </style:style>
    <style:style style:name="T46" style:family="text">
      <style:text-properties officeooo:rsid="03be1de8"/>
    </style:style>
    <style:style style:name="T47" style:family="text">
      <style:text-properties officeooo:rsid="03c26b58"/>
    </style:style>
    <style:style style:name="T48" style:family="text">
      <style:text-properties officeooo:rsid="03cf9f91"/>
    </style:style>
    <style:style style:name="T49" style:family="text">
      <style:text-properties officeooo:rsid="03d5b0c9"/>
    </style:style>
    <style:style style:name="T50" style:family="text">
      <style:text-properties officeooo:rsid="03dbf5ec"/>
    </style:style>
    <style:style style:name="T51" style:family="text">
      <style:text-properties officeooo:rsid="03e1a74c"/>
    </style:style>
    <style:style style:name="T52" style:family="text">
      <style:text-properties officeooo:rsid="03e95b2d"/>
    </style:style>
    <style:style style:name="T53" style:family="text">
      <style:text-properties officeooo:rsid="03f69098"/>
    </style:style>
    <style:style style:name="T54" style:family="text">
      <style:text-properties officeooo:rsid="041b1e39"/>
    </style:style>
    <style:style style:name="T55" style:family="text">
      <style:text-properties style:text-position="9% 100%" fo:font-size="36pt" fo:font-weight="normal" style:font-size-asian="36pt" style:font-weight-asian="normal" style:font-weight-complex="normal"/>
    </style:style>
    <style:style style:name="T56"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57" style:family="text">
      <style:text-properties fo:font-size="36pt" style:font-size-asian="36pt"/>
    </style:style>
    <style:style style:name="T58" style:family="text">
      <style:text-properties fo:font-size="36pt" fo:font-weight="bold" style:font-size-asian="36pt" style:font-weight-asian="bold"/>
    </style:style>
    <style:style style:name="T59" style:family="text">
      <style:text-properties fo:font-size="36pt" fo:font-weight="normal" style:font-size-asian="36pt" style:font-weight-asian="normal"/>
    </style:style>
    <style:style style:name="T60" style:family="text">
      <style:text-properties fo:font-size="36pt" fo:font-weight="normal" officeooo:rsid="044bca82" style:font-size-asian="36pt" style:font-weight-asian="normal"/>
    </style:style>
    <style:style style:name="T61" style:family="text">
      <style:text-properties officeooo:rsid="0438cb8c"/>
    </style:style>
    <style:style style:name="T62" style:family="text">
      <style:text-properties fo:font-size="26pt" fo:font-style="italic" fo:font-weight="bold" style:font-size-asian="26pt" style:font-style-asian="italic" style:font-weight-asian="bold" style:font-style-complex="italic"/>
    </style:style>
    <style:style style:name="T63" style:family="text">
      <style:text-properties fo:font-size="26pt" fo:font-style="italic" style:font-size-asian="26pt" style:font-style-asian="italic"/>
    </style:style>
    <style:style style:name="T64" style:family="text">
      <style:text-properties fo:font-size="26pt" style:font-size-asian="26pt"/>
    </style:style>
    <style:style style:name="T65" style:family="text">
      <style:text-properties fo:font-size="26pt" officeooo:rsid="043dc8b6" style:font-size-asian="26pt"/>
    </style:style>
    <style:style style:name="T66" style:family="text">
      <style:text-properties fo:font-size="26pt" officeooo:rsid="043e658c" style:font-size-asian="26pt"/>
    </style:style>
    <style:style style:name="T67" style:family="text">
      <style:text-properties style:text-position="10% 100%" fo:font-size="32pt" fo:font-weight="bold" style:font-size-asian="32pt" style:font-weight-asian="bold" style:font-weight-complex="bold"/>
    </style:style>
    <style:style style:name="T68" style:family="text">
      <style:text-properties fo:font-size="32pt" fo:font-weight="bold" style:font-size-asian="32pt" style:font-weight-asian="bold" style:font-weight-complex="bold"/>
    </style:style>
    <style:style style:name="T69" style:family="text">
      <style:text-properties fo:font-size="32pt" style:font-size-asian="32pt"/>
    </style:style>
    <style:style style:name="T70" style:family="text">
      <style:text-properties fo:font-size="32pt" officeooo:rsid="0457e643" style:font-size-asian="32pt"/>
    </style:style>
    <style:style style:name="T71" style:family="text">
      <style:text-properties fo:font-size="32pt" officeooo:rsid="048257ac" style:font-size-asian="32pt"/>
    </style:style>
    <style:style style:name="T72" style:family="text">
      <style:text-properties fo:font-size="32pt" fo:font-style="italic" style:font-size-asian="32pt" style:font-style-asian="italic"/>
    </style:style>
    <style:style style:name="T73" style:family="text">
      <style:text-properties fo:font-size="32pt" fo:font-style="italic" style:font-size-asian="32pt" style:font-style-asian="italic" style:font-style-complex="italic"/>
    </style:style>
    <style:style style:name="T74" style:family="text">
      <style:text-properties officeooo:rsid="045d7975"/>
    </style:style>
    <style:style style:name="T75" style:family="text">
      <style:text-properties officeooo:rsid="04617ba3"/>
    </style:style>
    <style:style style:name="T76" style:family="text">
      <style:text-properties officeooo:rsid="04645879"/>
    </style:style>
    <style:style style:name="T77" style:family="text">
      <style:text-properties officeooo:rsid="046725e1"/>
    </style:style>
    <style:style style:name="T78" style:family="text">
      <style:text-properties style:font-name="David CLM" style:font-name-complex="David CLM"/>
    </style:style>
    <style:style style:name="T79" style:family="text">
      <style:text-properties style:font-name="David CLM" officeooo:rsid="0469762f" style:font-name-complex="David CLM"/>
    </style:style>
    <style:style style:name="T80" style:family="text">
      <style:text-properties style:font-name="David CLM" officeooo:rsid="046b37f6" style:font-name-complex="David CLM"/>
    </style:style>
    <style:style style:name="T81" style:family="text">
      <style:text-properties style:font-name="David CLM" officeooo:rsid="046d0031" style:font-name-complex="David CLM"/>
    </style:style>
    <style:style style:name="T82" style:family="text">
      <style:text-properties style:font-name="David CLM" officeooo:rsid="0472ef45" style:font-name-complex="David CLM"/>
    </style:style>
    <style:style style:name="T83" style:family="text">
      <style:text-properties style:font-name="David CLM" officeooo:rsid="0474a55d" style:font-name-complex="David CLM"/>
    </style:style>
    <style:style style:name="T84" style:family="text">
      <style:text-properties style:font-name="David CLM" officeooo:rsid="0474cbe6" style:font-name-complex="David CLM"/>
    </style:style>
    <style:style style:name="T85" style:family="text">
      <style:text-properties style:font-name="David CLM" officeooo:rsid="0476a54b" style:font-name-complex="David CLM"/>
    </style:style>
    <style:style style:name="T86" style:family="text">
      <style:text-properties style:font-name="David CLM" officeooo:rsid="04f70435" style:font-name-complex="David CLM"/>
    </style:style>
    <style:style style:name="T87" style:family="text">
      <style:text-properties style:font-name="David CLM" officeooo:rsid="04f89d34" style:font-name-complex="David CLM"/>
    </style:style>
    <style:style style:name="T88" style:family="text">
      <style:text-properties style:font-name="David CLM" fo:font-size="12pt" officeooo:rsid="0476338c" style:font-size-asian="12pt" style:font-name-complex="David CLM" style:font-size-complex="12pt"/>
    </style:style>
    <style:style style:name="T89" style:family="text">
      <style:text-properties style:font-name="David CLM" fo:font-size="26pt" style:font-size-asian="26pt" style:font-name-complex="David CLM"/>
    </style:style>
    <style:style style:name="T90" style:family="text">
      <style:text-properties style:font-name="David CLM" fo:font-size="26pt" officeooo:rsid="043ce140" style:font-size-asian="26pt" style:font-name-complex="David CLM"/>
    </style:style>
    <style:style style:name="T91" style:family="text">
      <style:text-properties style:font-name="David CLM" fo:font-style="italic" style:font-style-asian="italic" style:font-name-complex="David CLM" style:font-style-complex="italic"/>
    </style:style>
    <style:style style:name="T92" style:family="text">
      <style:text-properties style:font-name="David CLM" fo:font-style="italic" officeooo:rsid="04f70435" style:font-style-asian="italic" style:font-name-complex="David CLM" style:font-style-complex="italic"/>
    </style:style>
    <style:style style:name="T93" style:family="text">
      <style:text-properties style:font-name="David CLM" fo:font-style="normal" style:font-style-asian="normal" style:font-name-complex="David CLM" style:font-style-complex="normal"/>
    </style:style>
    <style:style style:name="T94" style:family="text">
      <style:text-properties style:font-name="David CLM" fo:font-style="normal" officeooo:rsid="04fcbae8" style:font-style-asian="normal" style:font-name-complex="David CLM" style:font-style-complex="normal"/>
    </style:style>
    <style:style style:name="T95" style:family="text">
      <style:text-properties style:font-name="David CLM" fo:font-style="normal" officeooo:rsid="04ff61fc" style:font-style-asian="normal" style:font-name-complex="David CLM" style:font-style-complex="normal"/>
    </style:style>
    <style:style style:name="T96" style:family="text">
      <style:text-properties style:font-name="David CLM" fo:font-style="normal" officeooo:rsid="04fffbff" style:font-style-asian="normal" style:font-name-complex="David CLM" style:font-style-complex="normal"/>
    </style:style>
    <style:style style:name="T97" style:family="text">
      <style:text-properties style:font-name="David CLM" fo:font-style="normal" officeooo:rsid="05014e6d" style:font-style-asian="normal" style:font-name-complex="David CLM" style:font-style-complex="normal"/>
    </style:style>
    <style:style style:name="T98" style:family="text">
      <style:text-properties style:font-name="David CLM" fo:font-style="normal" officeooo:rsid="05022e35" style:font-style-asian="normal" style:font-name-complex="David CLM" style:font-style-complex="normal"/>
    </style:style>
    <style:style style:name="T99" style:family="text">
      <style:text-properties style:font-name="David CLM" fo:font-style="normal" officeooo:rsid="0503f09e" style:font-style-asian="normal" style:font-name-complex="David CLM" style:font-style-complex="normal"/>
    </style:style>
    <style:style style:name="T100" style:family="text">
      <style:text-properties style:font-name="David CLM" fo:font-style="normal" officeooo:rsid="0504ddde" style:font-style-asian="normal" style:font-name-complex="David CLM" style:font-style-complex="normal"/>
    </style:style>
    <style:style style:name="T101" style:family="text">
      <style:text-properties style:font-name="David CLM" fo:font-style="normal" officeooo:rsid="05051503" style:font-style-asian="normal" style:font-name-complex="David CLM" style:font-style-complex="normal"/>
    </style:style>
    <style:style style:name="T102" style:family="text">
      <style:text-properties style:font-name="David CLM" fo:font-style="normal" officeooo:rsid="0506142a" style:font-style-asian="normal" style:font-name-complex="David CLM" style:font-style-complex="normal"/>
    </style:style>
    <style:style style:name="T103" style:family="text">
      <style:text-properties style:font-name="David CLM" fo:font-style="normal" officeooo:rsid="0508a866" style:font-style-asian="normal" style:font-name-complex="David CLM" style:font-style-complex="normal"/>
    </style:style>
    <style:style style:name="T104" style:family="text">
      <style:text-properties style:font-name="David CLM" fo:font-style="normal" officeooo:rsid="050a8076" style:font-style-asian="normal" style:font-name-complex="David CLM" style:font-style-complex="normal"/>
    </style:style>
    <style:style style:name="T105" style:family="text">
      <style:text-properties style:font-name="David CLM" fo:font-style="normal" officeooo:rsid="050c44a9" style:font-style-asian="normal" style:font-name-complex="David CLM" style:font-style-complex="normal"/>
    </style:style>
    <style:style style:name="T106" style:family="text">
      <style:text-properties officeooo:rsid="04718cc7"/>
    </style:style>
    <style:style style:name="T107" style:family="text">
      <style:text-properties style:font-name="sans-serif" fo:font-size="12pt" style:font-size-asian="12pt" style:font-size-complex="12pt"/>
    </style:style>
    <style:style style:name="T108" style:family="text">
      <style:text-properties style:font-name="sans-serif" fo:font-size="12pt" officeooo:rsid="0476338c" style:font-size-asian="12pt" style:font-size-complex="12pt"/>
    </style:style>
    <style:style style:name="T109" style:family="text">
      <style:text-properties officeooo:rsid="0479e37c"/>
    </style:style>
    <style:style style:name="T110" style:family="text">
      <style:text-properties fo:font-style="normal" style:font-style-asian="normal" style:font-style-complex="normal"/>
    </style:style>
    <style:style style:name="T111" style:family="text">
      <style:text-properties fo:font-style="normal" officeooo:rsid="047addd9" style:font-style-asian="normal" style:font-style-complex="normal"/>
    </style:style>
    <style:style style:name="T112" style:family="text">
      <style:text-properties fo:font-style="normal" officeooo:rsid="0492c345" style:font-style-asian="normal" style:font-style-complex="normal"/>
    </style:style>
    <style:style style:name="T113" style:family="text">
      <style:text-properties fo:font-style="normal" officeooo:rsid="04967677" style:font-style-asian="normal" style:font-style-complex="normal"/>
    </style:style>
    <style:style style:name="T114" style:family="text">
      <style:text-properties fo:font-style="normal" officeooo:rsid="0496921a" style:font-style-asian="normal" style:font-style-complex="normal"/>
    </style:style>
    <style:style style:name="T115" style:family="text">
      <style:text-properties fo:font-style="normal" officeooo:rsid="04978ed5" style:font-style-asian="normal" style:font-style-complex="normal"/>
    </style:style>
    <style:style style:name="T116" style:family="text">
      <style:text-properties fo:font-style="normal" officeooo:rsid="049ba9ba" style:font-style-asian="normal" style:font-style-complex="normal"/>
    </style:style>
    <style:style style:name="T117" style:family="text">
      <style:text-properties fo:font-style="normal" officeooo:rsid="049ce514" style:font-style-asian="normal" style:font-style-complex="normal"/>
    </style:style>
    <style:style style:name="T118" style:family="text">
      <style:text-properties fo:font-style="normal" officeooo:rsid="049e9fda" style:font-style-asian="normal" style:font-style-complex="normal"/>
    </style:style>
    <style:style style:name="T119" style:family="text">
      <style:text-properties fo:font-style="normal" officeooo:rsid="049f9e4b" style:font-style-asian="normal" style:font-style-complex="normal"/>
    </style:style>
    <style:style style:name="T120" style:family="text">
      <style:text-properties fo:font-style="normal" officeooo:rsid="04ac39ad" style:font-style-asian="normal" style:font-style-complex="normal"/>
    </style:style>
    <style:style style:name="T121" style:family="text">
      <style:text-properties fo:font-style="normal" officeooo:rsid="04aff4ac" style:font-style-asian="normal" style:font-style-complex="normal"/>
    </style:style>
    <style:style style:name="T122" style:family="text">
      <style:text-properties fo:font-style="normal" officeooo:rsid="04b5aebd" style:font-style-asian="normal" style:font-style-complex="normal"/>
    </style:style>
    <style:style style:name="T123" style:family="text">
      <style:text-properties fo:font-style="normal" officeooo:rsid="04b74b43" style:font-style-asian="normal" style:font-style-complex="normal"/>
    </style:style>
    <style:style style:name="T124" style:family="text">
      <style:text-properties fo:font-style="normal" officeooo:rsid="04cbd6e3" style:font-style-asian="normal" style:font-style-complex="normal"/>
    </style:style>
    <style:style style:name="T125" style:family="text">
      <style:text-properties fo:font-style="normal" officeooo:rsid="04cc348c" style:font-style-asian="normal" style:font-style-complex="normal"/>
    </style:style>
    <style:style style:name="T126" style:family="text">
      <style:text-properties fo:font-style="normal" officeooo:rsid="04cd8e84" style:font-style-asian="normal" style:font-style-complex="normal"/>
    </style:style>
    <style:style style:name="T127" style:family="text">
      <style:text-properties fo:font-style="normal" officeooo:rsid="04ceb20a" style:font-style-asian="normal" style:font-style-complex="normal"/>
    </style:style>
    <style:style style:name="T128" style:family="text">
      <style:text-properties fo:font-style="normal" officeooo:rsid="04d56f40" style:font-style-asian="normal" style:font-style-complex="normal"/>
    </style:style>
    <style:style style:name="T129" style:family="text">
      <style:text-properties fo:font-style="normal" officeooo:rsid="04d80fae" style:font-style-asian="normal" style:font-style-complex="normal"/>
    </style:style>
    <style:style style:name="T130" style:family="text">
      <style:text-properties fo:font-style="normal" officeooo:rsid="04d9f53e" style:font-style-asian="normal" style:font-style-complex="normal"/>
    </style:style>
    <style:style style:name="T131" style:family="text">
      <style:text-properties fo:font-style="normal" officeooo:rsid="04dbe7bf" style:font-style-asian="normal" style:font-style-complex="normal"/>
    </style:style>
    <style:style style:name="T132" style:family="text">
      <style:text-properties fo:font-style="normal" officeooo:rsid="04ddb263" style:font-style-asian="normal" style:font-style-complex="normal"/>
    </style:style>
    <style:style style:name="T133" style:family="text">
      <style:text-properties fo:font-style="normal" officeooo:rsid="04df766e" style:font-style-asian="normal" style:font-style-complex="normal"/>
    </style:style>
    <style:style style:name="T134" style:family="text">
      <style:text-properties fo:font-style="normal" officeooo:rsid="04e07c6d" style:font-style-asian="normal" style:font-style-complex="normal"/>
    </style:style>
    <style:style style:name="T135" style:family="text">
      <style:text-properties fo:font-style="normal" officeooo:rsid="04e0cb5b" style:font-style-asian="normal" style:font-style-complex="normal"/>
    </style:style>
    <style:style style:name="T136" style:family="text">
      <style:text-properties fo:font-style="normal" officeooo:rsid="04e23ce5" style:font-style-asian="normal" style:font-style-complex="normal"/>
    </style:style>
    <style:style style:name="T137" style:family="text">
      <style:text-properties fo:font-style="normal" officeooo:rsid="04e26907" style:font-style-asian="normal" style:font-style-complex="normal"/>
    </style:style>
    <style:style style:name="T138" style:family="text">
      <style:text-properties fo:font-style="normal" officeooo:rsid="04e91c35" style:font-style-asian="normal" style:font-style-complex="normal"/>
    </style:style>
    <style:style style:name="T139" style:family="text">
      <style:text-properties fo:font-style="normal" officeooo:rsid="04fcc06f" style:font-style-asian="normal" style:font-style-complex="normal"/>
    </style:style>
    <style:style style:name="T140" style:family="text">
      <style:text-properties officeooo:rsid="0483fb54"/>
    </style:style>
    <style:style style:name="T141" style:family="text">
      <style:text-properties officeooo:rsid="04849b23"/>
    </style:style>
    <style:style style:name="T142" style:family="text">
      <style:text-properties officeooo:rsid="0485805d"/>
    </style:style>
    <style:style style:name="T143" style:family="text">
      <style:text-properties officeooo:rsid="04892504"/>
    </style:style>
    <style:style style:name="T144" style:family="text">
      <style:text-properties officeooo:rsid="0489b7ed"/>
    </style:style>
    <style:style style:name="T145" style:family="text">
      <style:text-properties officeooo:rsid="048e8482"/>
    </style:style>
    <style:style style:name="T146" style:family="text">
      <style:text-properties officeooo:rsid="04cbffc5"/>
    </style:style>
    <style:style style:name="T147" style:family="text">
      <style:text-properties officeooo:rsid="04f70435"/>
    </style:style>
    <style:style style:name="T148" style:family="text">
      <style:text-properties officeooo:rsid="04f7db04"/>
    </style:style>
    <style:style style:name="T149" style:family="text">
      <style:text-properties officeooo:rsid="050d9ed7"/>
    </style:style>
    <style:style style:name="T150" style:family="text">
      <style:text-properties fo:font-size="10pt" officeooo:rsid="050d9ed7" style:font-size-asian="10pt" style:font-size-complex="10pt"/>
    </style:style>
    <style:style style:name="T151" style:family="text">
      <style:text-properties officeooo:rsid="050ea47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61in" fo:text-indent="-0.25in" fo:margin-left="0.56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11in" fo:text-indent="-0.25in" fo:margin-left="0.81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61in" fo:text-indent="-0.25in" fo:margin-left="1.06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11in" fo:text-indent="-0.25in" fo:margin-left="1.31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61in" fo:text-indent="-0.25in" fo:margin-left="1.561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11in" fo:text-indent="-0.25in" fo:margin-left="1.811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61in" fo:text-indent="-0.25in" fo:margin-left="2.061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11in" fo:text-indent="-0.25in" fo:margin-left="2.311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61in" fo:text-indent="-0.25in" fo:margin-left="2.561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11in" fo:text-indent="-0.25in" fo:margin-left="2.811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שידוכים</text:h>
      <text:p text:style-name="P68"><text:span text:style-name="T149">"</text:span>מטרוניתא שאלה את ר' יוסי בר חלפתא<text:span text:style-name="T151">,</text:span> אמרה לו<text:span text:style-name="T149">:</text:span> בכמה ימים ברא הקב"ה את עולמו<text:span text:style-name="T149">?</text:span> אמר לה<text:span text:style-name="T149">:</text:span> לששת ימים<text:span text:style-name="T149">... </text:span>אמרה לו<text:span text:style-name="T149">:</text:span> ומאותה שעה עד עכשיו מהו יושב ועושה<text:span text:style-name="T149">?</text:span> אמר לה<text:span text:style-name="T149">:</text:span> <text:span text:style-name="T2">מזווג ז</text:span><text:span text:style-name="T11">י</text:span><text:span text:style-name="T2">ווגים</text:span><text:span text:style-name="T34">... ו</text:span>אם קלה היא בעיני<text:span text:style-name="T149">י</text:span>ך<text:span text:style-name="T149">,</text:span> קשה היא לפני הקדוש ברוך הוא כקריעת ים סוף<text:span text:style-name="T149">"</text:span><text:span text:style-name="T150"> (ויקרא רבה ח א)</text:span><text:span text:style-name="T149">.</text:span></text:p>
      <text:p text:style-name="P34"><text:span text:style-name="T77">היום נדבר על </text:span>בעיה <text:span text:style-name="T77">מסוג </text:span>חדש: שיבוץ סטודנטים <text:span text:style-name="T40">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67"><text:span text:style-name="T40">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41">(two-sided market). <text:s/>בשיבוץ למעונות, רק לסטודנטים יש העדפות; לחדר במעון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35">שיבוץ דו-צדדי נקרא גם <text:span text:style-name="T2">שידוך</text:span><text:span text:style-name="T12"> (matching). אפשר להבין למה - הבעיה הקלאסית שתמיד מביאים כדוגמה היא שידוך בין נשים לגברים. יש </text:span><text:span text:style-name="T39">n</text:span><text:span text:style-name="T12"> נשים ו-</text:span><text:span text:style-name="T39">n</text:span><text:span text:style-name="T12"> גברים. לכל אישה יש סדר העדפות לגבי הגברים ולכל גבר יש סדר העדפות לגבי הנשים, וצריך למצוא שידוך "טוב" ביניהם (בהמשך נגדיר מהו שידוך "טוב"). </text:span><text:span text:style-name="T14"><text:s text:c="2"/></text:span><text:span text:style-name="T13">במציאות</text:span><text:span text:style-name="T15">, עד כמה שידוע לי, שידוכים בין נשים לגברים לא נעשים בעזרת </text:span><text:span text:style-name="T35">ה</text:span><text:span text:style-name="T15">אלגוריתמים</text:span><text:span text:style-name="T35"> שנלמד בהמשך</text:span><text:span text:style-name="T15">, אבל </text:span><text:span text:style-name="T35">האלגוריתמים הללו </text:span><text:span text:style-name="T16">נפוצים ומקובלים בתחומים רבי</text:span><text:span text:style-name="T17">ם</text:span><text:span text:style-name="T16"> אחרים.</text:span></text:p>
      <text:p text:style-name="Heading_20_2"><text:span text:style-name="T16">ש</text:span><text:span text:style-name="T12">וק דו-צדדי מבוזר</text:span></text:p>
      <text:p text:style-name="P36">כדי להבין מדוע שוק דו-צדדי מורכב יותר משוק חד-צדדי<text:span text:style-name="T43"> (ומדוע קשה יותר למצוא שידוך טוב מלמצוא שיבוץ טוב)</text:span>, נתאר קודם את המצב המתקיים <text:span text:style-name="T42">בשווקים דו-צדדיים כאשר הם </text:span><text:span text:style-name="T4">מבוזרים</text:span><text:span text:style-name="T42">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36"><text:span text:style-name="T42">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42"> (unraveling). </text:span></text:p>
      <text:p text:style-name="P37">בשנת 1945 החליטו האוניברסיטאות שהמצב לא יכול להימשך כך, <text:span text:style-name="T46">ו</text:span>סיכמו ביניה<text:span text:style-name="T46">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45">.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44">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38">בשנת 1952 בתי החולים החליטו <text:span text:style-name="T47">לבנות מערכת חדשה שתקבע שידוך בניהול </text:span><text:span text:style-name="T5">מרכזי</text:span><text:span text:style-name="T19"> (centralized)</text:span><text:span text:style-name="T47">.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6">ש</text:span><text:span text:style-name="T12">וק דו-צדדי </text:span><text:span text:style-name="T18">בניהול מרכזי</text:span></text:p>
      <text:p text:style-name="P4">ברגע שהחלטנו לעבור למערכת מרכזית, אפשר להתחיל לדבר על <text:span text:style-name="T2">אלגוריתם למציאת שידוך</text:span>. <text:s/><text:span text:style-name="T48">הקלט לאלגוריתם כזה הוא סדר העדיפויות של כל אחד מהמשתתפים </text:span><text:span text:style-name="T6">בכל אחד מהצדדים</text:span><text:span text:style-name="T48"> של השוק. למשל, בדוגמה של שידוך סטודנטים למחלקות:</text:span></text:p>
      <text:list xml:id="list540136120873917786" text:style-name="L1">
        <text:list-item>
          <text:p text:style-name="P52">כל סטודנט צריך לדווח את רשימת המחלקות שהוא רוצה להתקבל <text:span text:style-name="T49">א</text:span>ליהן<text:span text:style-name="T49">,</text:span> לפי סדר העדיפויות<text:span text:style-name="T49"> שלו</text:span>.</text:p>
        </text:list-item>
        <text:list-item>
          <text:p text:style-name="P52">כל מחלקה צריכה לדווח את רשימת הסטודנטים שהיא רוצה לקבל, לפי סדר העדיפויות<text:span text:style-name="T49"> שלה</text:span>.</text:p>
        </text:list-item>
      </text:list>
      <text:p text:style-name="P5">האלגוריתם צריך למצוא שידוך, כלומר - להתאים כל סטודנט למחלקה, כך שמספר הסטודנטים בכל מחלקה יהיה שווה לקיבולת שלה<text:span text:style-name="T52">.</text:span></text:p>
      <text:p text:style-name="P6">אנחנו יכולים להניח, בלי הגבלת הכלליות, שמספר הסטודנטים שווה למספר המקומות הפנויים במחלקות, כך שתמיד אפשר לשדך את כולם <text:span text:style-name="T36">(מדוע זה בלי הגבלת הכלליות?)</text:span>.</text:p>
      <text:p text:style-name="P7">איך אנחנו מגדירים שידוך "טוב"? קודם-כל, שידוך טוב כמובן חייב להיות יעיל פארטו. אבל זה לא מספיק. </text:p>
      <text:p text:style-name="P8"><text:span text:style-name="T2">דוגמה</text:span>. <text:s/><text:span text:style-name="T50">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9">האם השידוך יעיל פארטו? כן! אי אפשר לבצע שיפורי פארטו. כל שינוי יפגע בסטודנט ב ו/או במחלקה 2. </text:p>
      <text:p text:style-name="P10">אבל יש כאן בעיה אחרת. סטודנט א מעדיף את מחלקה 1, ומחלקה 1 מעדיפה את סטודנט א. אז הם יכולים <text:span text:style-name="T51">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span text:style-name="T51"><text:note text:id="ftn1" text:note-class="footnote"><text:note-citation>1</text:note-citation><text:note-body><text:p text:style-name="P3">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text:note-body></text:note></text:span></text:p>
      <text:p text:style-name="P11"><text:span text:style-name="T51">כדי למנוע את פרימת השוק, אנחנו צריכים אלגוריתם שיוצר שידוך שבו לא יהיו זוגות </text:span><text:span text:style-name="T20">ש</text:span><text:span text:style-name="T7">ירצו </text:span><text:span text:style-name="T27">לבצע קומבינה כזאת.</text:span></text:p>
      <text:p text:style-name="P12"><text:span text:style-name="T2">הגדר</text:span><text:span text:style-name="T9">ות</text:span><text:span text:style-name="T23"> [כל ההגדרות מניחות שיש מקום אחד בכל מחלקה. ההרחבה למצב של כמה מקומות בכל מחלקה - בשיעורי הבית].</text:span></text:p>
      <text:list xml:id="list4080756932129175982" text:style-name="L2">
        <text:list-item>
          <text:p text:style-name="P53"><text:span text:style-name="T21">בהינתן שידוך כלשהו, נגדיר </text:span><text:span text:style-name="T8">זוג </text:span><text:span text:style-name="T10">מערער </text:span><text:span text:style-name="T25">(blocking pair)</text:span><text:span text:style-name="T21"> </text:span><text:span text:style-name="T22">כזוג של סטודנט+מחלקה עם המאפיינים הבאים: (א) הסטודנט לא משודך למחלקה. (ב) הסטודנט מעדיף את המחלקה על-פני </text:span><text:span text:style-name="T24">זו שמשודכת לו</text:span><text:span text:style-name="T22">. (ג) המחלקה מעדיפה את הסטודנט על-פני </text:span><text:span text:style-name="T24">זה שמשודך אליה.</text:span></text:p>
        </text:list-item>
        <text:list-item>
          <text:p text:style-name="P54"><text:span text:style-name="T12">שידוך נקרא </text:span><text:span text:style-name="T2">יציב</text:span><text:span text:style-name="T12"> (stable) אם אין בו זוגות </text:span><text:span text:style-name="T26">מערערים</text:span><text:span text:style-name="T12">.</text:span></text:p>
        </text:list-item>
      </text:list>
      <text:p text:style-name="P21">כל שידוך יציב הוא יעיל פארטו (<text:span text:style-name="T53">שיעורי בית</text:span>) אבל ההיפך לא נכון<text:span text:style-name="T53"> (ראינו למעלה)</text:span>. <text:span text:style-name="T54"><text:s/></text:span></text:p>
      <text:p text:style-name="P13"><text:span text:style-name="T2">האם תמיד קיים שידוך יציב?</text:span> זה בכלל לא מובן מאליו. העובדה שהגדרנו משהו, לא אומרת שהוא תמיד קיים...</text:p>
      <text:p text:style-name="P14">אבל במקרה שלנו, מתברר שהתשובה היא כן! תמיד קיים שידוך יציב. יותר מזה, קיים אלגוריתם יעיל שמוצא אותו.<text:span text:style-name="T61"> הנה הוא.</text:span></text:p>
      <text:p text:style-name="P49"><text:span text:style-name="T18">א</text:span><text:span text:style-name="T12">לגוריתם </text:span><text:span text:style-name="T31">"קבלה על-תנאי"</text:span><text:span text:style-name="T30"> </text:span><text:span text:style-name="T12">(deferred acceptance)</text:span><text:span text:style-name="T29">.</text:span></text:p>
      <text:p text:style-name="P15"><text:span text:style-name="T29">האלגוריתם </text:span><text:span text:style-name="T33">הוצע לראשונה בשנת 1952 ע"י סטודנטים לרפואה שרצו לתקן את המנגנון הקיים להשמת מתמחים לבתי-חולים בארה"ב. הוא הוצג </text:span><text:span text:style-name="T29">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39"><text:span text:style-name="T76">לצורך הפשטות </text:span>אנחנו מניחים שיש מקום אחד בכל מחלקה<text:span text:style-name="T142">.</text:span></text:p>
      <text:p text:style-name="P43"><text:span text:style-name="T55">א</text:span><text:span text:style-name="T57">. כל סטודנט הולך למחלקה שהוא הכי רוצה, מבין המחלקות שעדיין לא דחו אותו, ונותן לה </text:span><text:span text:style-name="T58">הצעה</text:span><text:span text:style-name="T57">.</text:span></text:p>
      <text:p text:style-name="P46"><text:span text:style-name="T57">ב. כל מחלקה משאירה אצלה את הסטודנט שהיא הכי רוצה, מבין הסטודנטים שנמצאים בה, ו</text:span><text:span text:style-name="T58">דוחה </text:span><text:span text:style-name="T57">את כל השאר.</text:span><text:span text:style-name="T60"> </text:span></text:p>
      <text:p text:style-name="P47"><text:span text:style-name="T60"><text:s/></text:span><text:span text:style-name="T59"><text:s text:c="3"/>(הסטודנט שנשאר במחלקה התקבל על-תנאי שלא יבוא סטודנט טוב יותר. מכאן שם האלגוריתם).</text:span></text:p>
      <text:p text:style-name="P48">ג. חוזרים על שלבים א ו-ב עד שכולם משודכים.</text:p>
      <text:p text:style-name="P40"/>
      <text:p text:style-name="P41"><text:span text:style-name="T2">משפט</text:span><text:span text:style-name="T12">. אלגוריתם </text:span><text:span text:style-name="T32">"</text:span><text:span text:style-name="T31">קבלה על-תנאי</text:span><text:span text:style-name="T32">"</text:span><text:span text:style-name="T12"> מסתיים בשידוך יציב.</text:span></text:p>
      <text:p text:style-name="P42"><text:span text:style-name="T39">הוכחה</text:span><text:span text:style-name="T12">. </text:span><text:span text:style-name="T28">צריך להוכיח שלושה דברים: מסתיים, בשידוך, יציב.</text:span></text:p>
      <text:list xml:id="list1739074248979276091" text:style-name="L3">
        <text:list-item>
          <text:p text:style-name="P70"><text:span text:style-name="T56">מ</text:span><text:span text:style-name="T62">סתיים</text:span><text:span text:style-name="T64">: כי כל סטודנט מציע לכל מחלקה פעם אחת לכל היותר.</text:span><text:span text:style-name="T65"> מספר המחלקות והסטודנטים סופי ולכן הכל מסתיים.</text:span></text:p>
        </text:list-item>
        <text:list-item>
          <text:p text:style-name="P70"><text:span text:style-name="T62">בשידוך</text:span><text:span text:style-name="T64">: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71"><text:span text:style-name="T62">יציב</text:span><text:span text:style-name="T64">: מצבה של כל </text:span><text:span text:style-name="T63">מחלקה </text:span><text:span text:style-name="T64">הולך ומשתפר</text:span><text:span text:style-name="T66"> - היא מחליפה שידוך רק אם מגיע סטודנט טוב יותר עבורה. <text:s text:c="2"/></text:span><text:span text:style-name="T64">לעומת זאת, </text:span><text:span text:style-name="T66">מצבו של </text:span><text:span text:style-name="T64">כל </text:span><text:span text:style-name="T63">סטודנט </text:span><text:span text:style-name="T64">הולך </text:span><text:span text:style-name="T66">ומתדרדר - כשהוא נדחה, הוא תמיד עובר למחלקה גרועה יותר עבורו.</text:span></text:p>
        </text:list-item>
        <text:list-item>
          <text:p text:style-name="P72">מכאן, אם זוג מסויים (ס,מ) לא נוצר אז יש שתי אפשרויות:</text:p>
          <text:list>
            <text:list-item>
              <text:p text:style-name="P73"><text:s/>א. ס עוד לא היה ב-מ: מכאן ש-ס נמצא במחלקה טובה יותר.</text:p>
            </text:list-item>
            <text:list-item>
              <text:p text:style-name="P74"><text:span text:style-name="T89"><text:s/>ב. ס כבר היה ב-מ: מכאן של-מ יש סטודנט טוב יותר. <text:s text:c="3"/></text:span><text:span text:style-name="T90">מש"ל.</text:span></text:p>
            </text:list-item>
          </text:list>
        </text:list-item>
      </text:list>
      <text:p text:style-name="P51">הרחבות</text:p>
      <text:p text:style-name="P19">ניתן להרחיב את המנגנון <text:span text:style-name="T143">ב</text:span>דרכים<text:span text:style-name="T143"> רבות</text:span>. לדוגמה, <text:span text:style-name="T144">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20">הרחבות נוספות - בשיעורי הבית.</text:p>
      <text:p text:style-name="P50">איזה שידוך יציב מתקבל?</text:p>
      <text:p text:style-name="P17">באלגוריתם שהצגנו למעלה, הסטודנטים מציעים למחלקות, והמחלקות מחליטות את מי לקבל.</text:p>
      <text:p text:style-name="P17">יכולנו גם לנהל את האלגוריתם בסדר הפוך: המחלקות מציעות לסטודנטים, והסטודנטים מחליטים את מי לקבל.</text:p>
      <text:p text:style-name="P16">האם לדעתכם יש הבדל בין שתי הגישות? כסטודנטים, איזה אלגוריתם תעדיפו? כמנהלי מחלקות, איזה אלגוריתם תעדיפו?</text:p>
      <text:p text:style-name="P23"><text:span text:style-name="T67">מ</text:span><text:span text:style-name="T68">שפט</text:span><text:span text:style-name="T69">: כשהסטודנטים הם המציעים – השידוך המתקבל הוא </text:span><text:span text:style-name="T73">הטוב ביותר לכל הסטודנטים</text:span><text:span text:style-name="T69"> מכל השידוכים היציבים</text:span><text:span text:style-name="T70">.</text:span></text:p>
      <text:p text:style-name="P44"><text:span text:style-name="T73">הוכחה</text:span><text:span text:style-name="T69">: </text:span><text:span text:style-name="T71">כיוון שכל סטודנט יורד ברשימת המחלקות שלו מהגבוהה לנמוכה, </text:span><text:span text:style-name="T69">מספיק להוכיח ש: אם הזוג (ס,מ) קיים בשידוך יציב </text:span><text:span text:style-name="T72">כלשהו</text:span><text:span text:style-name="T69">, אז מחלקה מ לא דוחה את סטודנט ס.</text:span></text:p>
      <text:p text:style-name="P45">נניח בשלילה שזה לא נכון. נסתכל על הפעם הראשונה שזה קורה. מ דוחה את ס כיוון שהיא קיבלה הצעה מסטודנט טוב יותר עבורה, נניח ע. בשידוך היציב האחר, ע משודך למחלקה טובה יותר עבורו, נניח נ. זה אומר שמחלקה נ דחתה את ע קודם – סתירה<text:span text:style-name="T140"> להנחה שזו הפעם הראשונה</text:span>. <text:s/><text:span text:style-name="T141">מש"ל.</text:span></text:p>
      <text:p text:style-name="P24"/>
      <text:p text:style-name="P27">המשפט הזה מאד מעניין כי הוא מנוגד לאינטואיציה<text:span text:style-name="T74">, ולא רק לאינטואיציה שלי: הסטודנטים לרפואה שפיתחו את המנגנון בשנת 1952, קבעו שבתי-החולים יהיו המציעים! אילו הם היו יודעים את המשפט שהוכחנו הרגע, הם היו מעדיפים שהסטודנטים יציעו.</text:span></text:p>
      <text:p text:style-name="Heading_20_2">האם אלגוריתם "קבלה על-תנאי" אמיתי?</text:p>
      <text:p text:style-name="P26">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146">לגשת למחלקות בסדר העדיפויות האמיתי שלו. </text:span></text:p>
      <text:p text:style-name="P28">קודם-כל נוכיח <text:span text:style-name="T148">מספר </text:span>טענ<text:span text:style-name="T148">ו</text:span>ת-עזר. נניח <text:span text:style-name="T147">שמריצים את אלגוריתם קבלה-על-תנאי עם קלט א (העדפות מסויימות של הסטודנטים והמחלקות), והאלגוריתם משדך סטודנט ס למחלקה מ. <text:s/>עכשיו מריצים את האלגוריתם עם קלט ב, שהוא זהה לקלט א פרט לכך ש-ס העביר את מחלקה מ לראש הסדר שלו (- במקום להסתובב בין מחלקות, הוא החליט ללכת ישר למחלקה שהגיע אליה בסוף). אז:</text:span></text:p>
      <text:list xml:id="list3083803406475489533" text:style-name="L4">
        <text:list-item>
          <text:p text:style-name="P58"><text:span text:style-name="T86">שידוך א יציב גם ביחס לקלט ב. </text:span><text:span text:style-name="T92">הוכחה</text:span><text:span text:style-name="T86">: אין זוגות מערערים. ס ודאי לא מערער על שידוך א, כי הוא נותן לו את המחלקה הטובה ביותר עבורו לפי קלט ב. גם זוגות אחרים לא מערערים, כי ההעדפות שלהם בשני הקלטים שוות. מש"ל. <text:s text:c="2"/></text:span></text:p>
        </text:list-item>
        <text:list-item>
          <text:p text:style-name="P59"><text:span text:style-name="T86">ב</text:span><text:span text:style-name="T78">שידוך ב, ס עדיין משודך ל-מ, וכל שאר הסטודנטים משודכים למחלקות טובות לפחות באותה מידה כמו בשידוך א. </text:span><text:span text:style-name="T91">הוכחה</text:span><text:span text:style-name="T78">: שידוך ב הוא השידוך היציב הטוב ביותר עבור הסטודנטים לפי קלט ב. כיוון ששידוך א יציב לפי קלט ב, שידוך ב חייב להיות טוב לפחות באותה מידה עבור כל הסטודנטים. </text:span><text:span text:style-name="T87">בפרט הוא חייב להיות טוב לפחות באותה מידה עבור ס. אבל בקלט ב, מחלקה מ היא הכי טובה עבור ס ולכן הוא משודך אליה.</text:span><text:span text:style-name="T94"> מש"ל.</text:span></text:p>
        </text:list-item>
      </text:list>
      <text:p text:style-name="P32"><text:span text:style-name="T94">ר</text:span><text:span text:style-name="T93">עיון הוכחה א: יהי קלט א הקלט האמיתי, וקלט ב הקלט שבו סטודנט מסויים ס משנה את </text:span><text:span text:style-name="T101">הסדר שלו</text:span><text:span text:style-name="T93">. </text:span><text:span text:style-name="T96">שידוך א הוא השידוך היציב לפי קלט א, ושידוך ב הוא השידוך היציב לפי קלט ב. </text:span><text:span text:style-name="T93">מספיק להראות ששידוך ב הוא יציב </text:span><text:span text:style-name="T96">גם </text:span><text:span text:style-name="T93">לפי קלט א. נניח בשלילה שיש זוג </text:span><text:span text:style-name="T97">ה</text:span><text:span text:style-name="T93">מערער על שידוך ב לפי קלט א. </text:span><text:span text:style-name="T95">אם הזוג לא כולל את ס, אז אותו זוג מערער גם לפי קלט ב</text:span><text:span text:style-name="T97">, כי ההעדפות של שאר המשתתפים לא השתנו, וזו סתירה ליציבות של שידוך ב. אז נניח שהזוג המערער הוא (ס,מ). כלומר, לפי קלט א</text:span><text:span text:style-name="T99"> (ולא ב)</text:span><text:span text:style-name="T97">, ס מעדיף את מ על-פני </text:span><text:span text:style-name="T102">מחלקה נ המשודכת לו </text:span><text:span text:style-name="T98">בשידוך ב, ולפי קלטים א ו-ב, מ מעדיפה את ס על-פני הסטודנט </text:span><text:span text:style-name="T104">המשודך לה </text:span><text:span text:style-name="T98">בשידוך </text:span><text:span text:style-name="T103">ב</text:span><text:span text:style-name="T98">.</text:span><text:span text:style-name="T100"> </text:span><text:span text:style-name="T105">...</text:span></text:p>
      <text:p text:style-name="P29"><text:span text:style-name="T37">רעיון </text:span><text:span text:style-name="T36">הוכחה</text:span><text:span text:style-name="T37"> </text:span><text:span text:style-name="T38">ב</text:span><text:span text:style-name="T111">: נניח </text:span><text:span text:style-name="T113">שאתה </text:span><text:span text:style-name="T111">שוקל </text:span><text:span text:style-name="T138">להמציא סדר </text:span><text:span text:style-name="T124">מסויים המבטיח </text:span><text:span text:style-name="T117">לך (בהינתן </text:span><text:span text:style-name="T125">הפעולות </text:span><text:span text:style-name="T117">של שאר המשתתפים) </text:span><text:span text:style-name="T116">שתתקבל למחלקה</text:span><text:span text:style-name="T111"> מ. </text:span><text:span text:style-name="T118">אני א</text:span><text:span text:style-name="T112">ראה </text:span><text:span text:style-name="T114">לך </text:span><text:span text:style-name="T115">איך לתקן </text:span><text:span text:style-name="T112">את </text:span><text:span text:style-name="T126">הסדר </text:span><text:span text:style-name="T112">בשלבים, כאשר כל שינוי רק </text:span><text:span text:style-name="T115">י</text:span><text:span text:style-name="T112">שפר את מצב</text:span><text:span text:style-name="T113">ך</text:span><text:span text:style-name="T122">.</text:span></text:p>
      <text:list xml:id="list1168125309582071961" text:style-name="L5">
        <text:list-item>
          <text:p text:style-name="P60"><text:span text:style-name="T110">שלב 0: </text:span><text:span text:style-name="T127">הסדר </text:span><text:span text:style-name="T138">המומצא</text:span><text:span text:style-name="T110">. אתה עובר ממחלקה למחלקה</text:span><text:span text:style-name="T123"> עד שאתה </text:span><text:span text:style-name="T110">מגיע למחלקה מ ונשאר שם.</text:span></text:p>
        </text:list-item>
        <text:list-item>
          <text:p text:style-name="P61"><text:span text:style-name="T110">שלב 1: תעביר את מחלקה מ לתחילת הסדר</text:span><text:span text:style-name="T139">. לפי טענת-העזר אתה עדיין משודך אליה.</text:span></text:p>
        </text:list-item>
        <text:list-item>
          <text:p text:style-name="P62"><text:span text:style-name="T119">ש</text:span><text:span text:style-name="T110">לב 2: </text:span><text:span text:style-name="T128">סדר מקוצץ הכולל את מחלקה מ ומחלקה </text:span><text:span text:style-name="T130">הבאה ה</text:span><text:span text:style-name="T128">טובה יותר, נניח מחלקה נ. </text:span><text:span text:style-name="T110">בצעד הראשון </text:span><text:span text:style-name="T128">אתה הולך ל-נ</text:span><text:span text:style-name="T110">. אם תתקבל - הרווחת</text:span><text:span text:style-name="T129"> ומצבך לעומת שלב 1 השתפר</text:span><text:span text:style-name="T110">. אם תידחה - תלך למחלקה מ</text:span><text:span text:style-name="T129"> ותישאר שם - היא עדיין תקבל אותך. <text:s/>מדוע? </text:span><text:span text:style-name="T131">אמנם אתה יוצר תחרות על מחלקה נ, </text:span><text:span text:style-name="T132">ומישהו (נניח סטודנט ע) </text:span><text:span text:style-name="T131">עלול להידחות בגללך </text:span><text:span text:style-name="T132">ולהגיע ל-מ ולהתחרות איתך</text:span><text:span text:style-name="T131">. </text:span><text:span text:style-name="T132"><text:s text:c="2"/></text:span><text:span text:style-name="T131">אבל</text:span><text:span text:style-name="T132">,</text:span><text:span text:style-name="T131"> אם תידחה ממחלקה נ, אז אותו סטודנט שגרם לדחייתך, יגרום גם לדחייתו של </text:span><text:span text:style-name="T133">סטודנט ע, כך </text:span><text:span text:style-name="T134">שמצבך לא ישתנה. </text:span></text:p>
        </text:list-item>
        <text:list-item>
          <text:p text:style-name="P63"><text:span text:style-name="T134">ש</text:span><text:span text:style-name="T110">לב 3: סדר מקוצץ הכולל את מחלקה מ וכל המחלקות הטובות יותר (פשוט חזור על שלב 2 כמה פעמים; מצבך לעומת שלב 1 השתפר או לא השתנה).</text:span></text:p>
        </text:list-item>
        <text:list-item>
          <text:p text:style-name="P64"><text:span text:style-name="T119">ש</text:span><text:span text:style-name="T110">לב </text:span><text:span text:style-name="T135">4</text:span><text:span text:style-name="T110">: </text:span><text:span text:style-name="T135">הסדר האמיתי שלך. </text:span><text:span text:style-name="T120">אלגוריתם קבלה על-תנאי לא מתייחס </text:span><text:span text:style-name="T136">למחלקות שאתה מסדר </text:span><text:span text:style-name="T120">מתחת למחלקה האחרונה שאליה התקבלת.</text:span><text:span text:style-name="T136"> לכן</text:span><text:span text:style-name="T120"> </text:span><text:span text:style-name="T121">מצבך לעומת שלב </text:span><text:span text:style-name="T137">3</text:span><text:span text:style-name="T121"> לא השתנה.</text:span></text:p>
        </text:list-item>
      </text:list>
      <text:p text:style-name="P30"><text:span text:style-name="T120">ל</text:span><text:span text:style-name="T110">סיכום, הוכחנו שבכל אסטרטגיה התחלתית שתבחר, מצבך יהיה טוב לפחות באותה מידה אם תפעל לפי ההעדפות האמיתיות שלך.</text:span></text:p>
      <text:p text:style-name="P31"/>
      <text:p text:style-name="P26">מצד שני, האלגוריתם לא אמיתי <text:span text:style-name="T2">עבור המחלקות</text:span>. מחלקות יכולות להשיג "שידוך" טוב יותר על-ידי דיווח העדפות שונות מהאמיתיות<text:span text:style-name="T109"> (ראו דוגמה במצגת).</text:span></text:p>
      <text:p text:style-name="P25">אם המחלקות מציעות אז המצב הפוך: האלגוירתם הוא אמיתי עבור המחלקות ולא עבור הסטודנטים. <text:s text:c="2"/><text:span text:style-name="T75">מה עדיף? במציאות בדרך-כלל מממשים את האלגוריתם שבו הסטודנטים מציעים, כדי להקל על הסטודנטים ולחסוך להם את הצורך לבצע שיקולים אסטרטגיים.</text:span></text:p>
      <text:p text:style-name="P33">שידוכים יציבים בישראל</text:p>
      <text:p text:style-name="P22"><text:span text:style-name="T145">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106"> לבין מחלקות. המערכת פועלת כבר מספר שנים כאן: </text:span><text:span text:style-name="T79">http://www.psychologymatch.org .</text:span><text:span text:style-name="T80"> <text:s/>תהליך הכנסת המערכת לשימוש בישראל היה </text:span><text:span text:style-name="T82">מעניין</text:span><text:span text:style-name="T80"> </text:span><text:span text:style-name="T85">מאד </text:span><text:span text:style-name="T83">והעלה </text:span><text:span text:style-name="T80">אתגרים מחקריים חדשי</text:span><text:span text:style-name="T81">ם</text:span><text:span text:style-name="T84"> שניתן לקרוא עליהם כאן:</text:span><text:span text:style-name="T81"> http://scholar.harvard.edu/files/ran/files/redesigning_the_israeli_psychology_masters_match.pdf </text:span></text:p>
      <text:p text:style-name="Heading_20_2">מקורות</text:p>
      <text:list xml:id="list5742621070221645744" text:style-name="L6">
        <text:list-item>
          <text:p text:style-name="P55">הקורס של טים: <text:s/>http://theory.stanford.edu/~tim/f16/f16.html <text:span text:style-name="T1"><text:s text:c="2"/></text:span>הרצאות 1, 2</text:p>
        </text:list-item>
        <text:list-item>
          <text:p text:style-name="P56">Alvin Roth, "Who gets what and why", 2015.</text:p>
        </text:list-item>
        <text:list-item>
          <text:p text:style-name="P57">http://www.cs.columbia.edu/~evs/intro/stable/writeup.html</text:p>
        </text:list-item>
        <text:list-item>
          <text:p text:style-name="P66"><text:span text:style-name="T88">Avinatan Hassidim, Assaf Romm, Ran Shorrer, "</text:span><text:span text:style-name="T107">Redesigning the Israeli Psychology Master’s</text:span><text:span text:style-name="T108"> </text:span><text:span text:style-name="T107">Match</text:span><text:span text:style-name="T88">", American Economic Review, 2017</text:span></text:p>
        </text:list-item>
      </text:list>
      <text:p text:style-name="P18">סיכם: אראל סגל-הלוי.</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7T08:06:40.653883203</dc:date>
    <meta:editing-duration>P9DT31M48S</meta:editing-duration>
    <meta:editing-cycles>1143</meta:editing-cycles>
    <meta:document-statistic meta:table-count="0" meta:image-count="0" meta:object-count="0" meta:page-count="1" meta:paragraph-count="79" meta:word-count="2328" meta:character-count="13237" meta:non-whitespace-character-count="10949"/>
  </office:meta>
</office:document-meta>
</file>